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19fa7" officeooo:paragraph-rsid="00219fa7"/>
    </style:style>
    <style:style style:name="P2" style:family="paragraph" style:parent-style-name="Standard">
      <style:paragraph-properties fo:text-align="start" style:justify-single-word="false"/>
      <style:text-properties officeooo:rsid="0022e2d7" officeooo:paragraph-rsid="0022e2d7"/>
    </style:style>
    <style:style style:name="P3" style:family="paragraph" style:parent-style-name="Standard">
      <style:paragraph-properties fo:text-align="start" style:justify-single-word="false" fo:break-before="page"/>
      <style:text-properties officeooo:rsid="0022e2d7" officeooo:paragraph-rsid="0022e2d7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22e2d7" officeooo:paragraph-rsid="0022e2d7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219fa7" officeooo:paragraph-rsid="00219fa7"/>
    </style:style>
    <style:style style:name="P6" style:family="paragraph" style:parent-style-name="Text_20_body">
      <style:paragraph-properties fo:text-align="start" style:justify-single-word="false"/>
      <style:text-properties officeooo:rsid="00264217" officeooo:paragraph-rsid="00264217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2ac380" officeooo:paragraph-rsid="002ac380" style:font-weight-asian="normal" style:font-weight-complex="normal"/>
    </style:style>
    <style:style style:name="P8" style:family="paragraph" style:parent-style-name="Text_20_body" style:list-style-name="L5">
      <style:text-properties fo:font-weight="normal" officeooo:rsid="003058eb" officeooo:paragraph-rsid="0033362a" style:font-weight-asian="normal" style:font-weight-complex="normal"/>
    </style:style>
    <style:style style:name="P9" style:family="paragraph" style:parent-style-name="Text_20_body" style:list-style-name="L5">
      <style:text-properties fo:font-weight="normal" officeooo:rsid="0033362a" officeooo:paragraph-rsid="0033362a" style:font-weight-asian="normal" style:font-weight-complex="normal"/>
    </style:style>
    <style:style style:name="P10" style:family="paragraph" style:parent-style-name="Text_20_body" style:list-style-name="L6">
      <style:text-properties fo:font-weight="normal" officeooo:rsid="0033362a" officeooo:paragraph-rsid="0033362a" style:font-weight-asian="normal" style:font-weight-complex="normal"/>
    </style:style>
    <style:style style:name="P11" style:family="paragraph" style:parent-style-name="Text_20_body" style:list-style-name="L7">
      <style:text-properties fo:font-weight="normal" officeooo:rsid="0033362a" officeooo:paragraph-rsid="0033362a" style:font-weight-asian="normal" style:font-weight-complex="normal"/>
    </style:style>
    <style:style style:name="P12" style:family="paragraph" style:parent-style-name="Text_20_body" style:list-style-name="L8">
      <style:text-properties fo:font-weight="normal" officeooo:rsid="0033362a" officeooo:paragraph-rsid="0033362a" style:font-weight-asian="normal" style:font-weight-complex="normal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>
      <style:paragraph-properties fo:text-align="start" style:justify-single-word="false"/>
      <style:text-properties officeooo:rsid="00352918" officeooo:paragraph-rsid="003529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c8e7" style:font-weight-asian="normal" style:font-weight-complex="normal"/>
    </style:style>
    <style:style style:name="T3" style:family="text">
      <style:text-properties fo:font-weight="normal" officeooo:rsid="0037075c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380"/>
    </style:style>
    <style:style style:name="T7" style:family="text">
      <style:text-properties fo:font-weight="bold" officeooo:rsid="003336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5">Nome:</text:span><text:span text:style-name="T1"> Felipe, Sizenando, Caio, Kaio, Gabriel, Henrique, Leonardo, Mathews, Luana, Alexandre </text:span><text:span text:style-name="T3">e Arthur</text:span><text:span text:style-name="T1"> </text:span></text:p>
      <text:p text:style-name="P5"><text:span text:style-name="T5"/></text:p>
      <text:p text:style-name="P5"><text:bookmark text:name="yui_3_18_1_1_1756147279679_325"/><text:span text:style-name="T5">◦ Por que o GC é essencial em projetos de software?</text:span></text:p>
      <text:p text:style-name="P6"><text:span text:style-name="T1">O gerenciamento de configuração é essencial em projetos de software, pois facilita a manutenção do sistema, melhora a qualidade de código e a aparencia, permite o trabalho colaborativo, </text:span><text:span text:style-name="T2">paralelo, escalavel e robusto</text:span><text:span text:style-name="T1">.</text:span></text:p>
      <text:p text:style-name="P4"><text:bookmark text:name="yui_3_18_1_1_1756147279679_326"/>◦ Quais problemas podem surgir em equipes que não utilizam GC?</text:p>
      <text:p text:style-name="P7">Os principais problemas em equipes que não utilizam CG são:</text:p>
      <text:list text:style-name="L5">
        <text:list-item>
          <text:p text:style-name="P13"><text:span text:style-name="T4">Dificuldade Extrema na Identificação de Bugs:</text:span></text:p>
          <text:p text:style-name="P8">projetos com pouca legibilidade, qualidade e aparencia “feia” dificulta a identificação dos bugs.</text:p>
        </text:list-item>
        <text:list-item>
          <text:p text:style-name="P8"><text:span text:style-name="T6">Perda de Código e Sobrescrita de Trabalho</text:span></text:p>
          <text:p text:style-name="P9">quando a equipe não guarda oque fez ou não possui comunicação clara, pode ocorrer sobrescrita ou até mesmo perda do código do projeto.</text:p>
        </text:list-item>
      </text:list>
      <text:list text:style-name="L6">
        <text:list-item>
          <text:p text:style-name="P14"><text:span text:style-name="T4">Impossibilidade de Colaboração Eficient</text:span><text:span text:style-name="T7">e</text:span></text:p>
          <text:p text:style-name="P10">a falta de trabalho colaborativo e paralelo dificulta uma colaboração eficiente.</text:p>
        </text:list-item>
      </text:list>
      <text:list text:style-name="L7">
        <text:list-item>
          <text:p text:style-name="P15"><text:span text:style-name="T4">Falta de uma Versão Estável e Confiável</text:span></text:p>
          <text:p text:style-name="P11">quando varias pessoas possuem uma versão do mesmo código modificado, na hora do “merge” pode dar problemas/conflitos no sistema, construindo, assim, um sistema instavel e não-confiavel.</text:p>
        </text:list-item>
      </text:list>
      <text:list text:style-name="L8">
        <text:list-item>
          <text:p text:style-name="P16"><text:span text:style-name="T4">Incapacidade de Dar Manutenção em Versões Anteriores</text:span></text:p>
          <text:p text:style-name="P12">pelo projeto ser “mal escrito”, pouco gerenciado e até mesmo a falta de documentação confiavel pode dificultar a manutenção do software para versoes anteriores.</text:p>
        </text:list-item>
      </text:list>
      <text:p text:style-name="P7"/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3:45:05.040264186</meta:creation-date>
    <meta:generator>LibreOffice/24.2.7.2$Linux_X86_64 LibreOffice_project/420$Build-2</meta:generator>
    <dc:date>2025-08-25T14:59:15.928738605</dc:date>
    <meta:editing-duration>PT1H13M54S</meta:editing-duration>
    <meta:editing-cycles>34</meta:editing-cycles>
    <meta:document-statistic meta:table-count="0" meta:image-count="0" meta:object-count="0" meta:page-count="2" meta:paragraph-count="15" meta:word-count="215" meta:character-count="1372" meta:non-whitespace-character-count="1181"/>
  </office:meta>
</office:document-meta>
</file>